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serif"/>
    <style:font-face style:name="Times" svg:font-family="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fa15"/>
    </style:style>
    <style:style style:name="P2" style:family="paragraph" style:parent-style-name="Standard" style:list-style-name="L2">
      <style:text-properties officeooo:paragraph-rsid="0003fa15"/>
    </style:style>
    <style:style style:name="T1" style:family="text">
      <style:text-properties officeooo:rsid="0003fa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444444" style:font-name="Georgia" fo:font-size="12pt"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5.3. Explica como afectaría la rotura de un cable de interconexión en cada una de las topologías vistas.</text:span></text:p>
      <text:list xml:id="list2445534049" text:style-name="L2">
        <text:list-item>
          <text:p text:style-name="P2"><text:span text:style-name="T1">Si hay una rotura de un cable de interconexión en <text:s/>una topología Bus pueden dejar de funcionar.</text:span></text:p>
        </text:list-item>
        <text:list-item>
          <text:p text:style-name="P2"><text:span text:style-name="T1">Si hay una rotura de un cable de interconexión en <text:s/>una topología Anillo si falla un canal entre dos nodos, falla toda la red.</text:span></text:p>
        </text:list-item>
        <text:list-item>
          <text:p text:style-name="P2"><text:span text:style-name="T1">Si hay una rotura de un cable de interconexión en <text:s/>una topología Estrella si se daña un cable se rompe pero las otras computadoras conectadas a la red siguen funcionando.</text:span></text:p>
        </text:list-item>
        <text:list-item>
          <text:p text:style-name="P2"><text:span text:style-name="T1">Si hay una rotura de un cable de interconexión en <text:s/>una topología Maya otro cable se encargará de realizar dicha función.</text:span></text:p>
        </text:list-item>
        <text:list-item>
          <text:p text:style-name="P2"><text:span text:style-name="T1">Si hay una rotura de un cable de interconexión en una topología Árbol pues si falla un enlace que conecta con un nodo hoja, ese nodo hoja queda aislado; si falla un enlace con un nodo que no sea hoja, la sección entera queda aislada del res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serif"/>
    <style:font-face style:name="Times" svg:font-family="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1T15:57:41.364283456</meta:creation-date>
    <dc:date>2019-10-11T16:08:22.788327298</dc:date>
    <dc:creator>I116-05 </dc:creator>
    <meta:editing-duration>PT1S</meta:editing-duration>
    <meta:editing-cycles>1</meta:editing-cycles>
    <meta:document-statistic meta:table-count="0" meta:image-count="0" meta:object-count="0" meta:page-count="1" meta:paragraph-count="6" meta:word-count="162" meta:character-count="864" meta:non-whitespace-character-count="709"/>
    <meta:generator>LibreOffice/6.0.4.1$Linux_X86_64 LibreOffice_project/00m0$Build-1</meta:generator>
  </office:meta>
</office:document-meta>
</file>